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2.1764in"/>
    </style:style>
    <style:style style:name="co6" style:family="table-column">
      <style:table-column-properties fo:break-before="auto" style:column-width="1.0189in"/>
    </style:style>
    <style:style style:name="co7" style:family="table-column">
      <style:table-column-properties fo:break-before="auto" style:column-width="1.297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6" style:family="table-cell" style:parent-style-name="Roar_20_Ligh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  <style:map style:condition="is-true-formula(MOD(ROW();2)=0)" style:apply-style-name="Growl_20_Light" style:base-cell-address="Sheet1.A1"/>
    </style:style>
    <style:style style:name="ce2" style:family="table-cell" style:parent-style-name="Growl_20_Light">
      <style:table-cell-properties fo:border="0.74pt solid #000000"/>
      <style:map style:condition="is-true-formula(MOD(ROW();2)=0)" style:apply-style-name="Growl_20_Light" style:base-cell-address="Sheet1.A1"/>
    </style:style>
    <style:style style:name="ce1" style:family="table-cell" style:parent-style-name="Roar_20_Light">
      <style:map style:condition="is-true-formula(MOD(ROW();2)=0)" style:apply-style-name="Growl_20_Light" style:base-cell-address="Sheet1.A1"/>
    </style:style>
    <style:style style:name="ce3" style:family="table-cell" style:parent-style-name="Default">
      <style:map style:condition="is-true-formula(MOD(ROW();2)=0)" style:apply-style-name="Growl_20_Light" style:base-cell-address="Sheet1.A1"/>
    </style:style>
    <style:style style:name="ce10" style:family="table-cell" style:parent-style-name="Default">
      <style:table-cell-properties fo:background-color="#f69240"/>
      <style:map style:condition="is-true-formula(MOD(ROW();2)=0)" style:apply-style-name="Growl_20_Light" style:base-cell-address="Sheet1.A1"/>
    </style:style>
    <style:style style:name="ce5" style:family="table-cell" style:parent-style-name="Default">
      <style:table-cell-properties fo:background-color="#e6e7e8" fo:border="0.74pt solid #000000"/>
      <style:map style:condition="is-true-formula(MOD(ROW();2)=0)" style:apply-style-name="Growl_20_Light" style:base-cell-address="Sheet1.A1"/>
    </style:style>
    <style:style style:name="ce16" style:family="table-cell" style:parent-style-name="Default" style:data-style-name="N104">
      <style:map style:condition="is-true-formula(MOD(ROW();2)=0)" style:apply-style-name="Growl_20_Light" style:base-cell-address="Sheet1.A1"/>
    </style:style>
    <style:style style:name="ce11" style:family="table-cell" style:parent-style-name="Roar_20_Light">
      <style:map style:condition="is-true-formula(MOD(ROW();2)=0)" style:apply-style-name="Growl_20_Light" style:base-cell-address="Sheet1.H3"/>
    </style:style>
    <style:style style:name="ce12" style:family="table-cell" style:parent-style-name="Default">
      <style:map style:condition="is-true-formula(MOD(ROW();2)=0)" style:apply-style-name="Growl_20_Light" style:base-cell-address="Sheet1.H5"/>
    </style:style>
    <style:style style:name="ce13" style:family="table-cell" style:parent-style-name="Default">
      <style:map style:condition="is-true-formula(MOD(ROW();2)=0)" style:apply-style-name="Growl_20_Light" style:base-cell-address="Sheet1.H10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map style:condition="is-true-formula(MOD(ROW();2)=0)" style:apply-style-name="Growl_20_Light" style:base-cell-address="Sheet1.A1"/>
    </style:style>
    <style:style style:name="ce14" style:family="table-cell" style:parent-style-name="Roar_20_Light" style:data-style-name="N104">
      <style:map style:condition="is-true-formula(MOD(ROW();2)=0)" style:apply-style-name="Growl_20_Light" style:base-cell-address="Sheet1.A1"/>
    </style:style>
    <style:style style:name="ce15" style:family="table-cell" style:parent-style-name="Default" style:data-style-name="N104">
      <style:text-properties style:font-name="Liberation Sans"/>
      <style:map style:condition="is-true-formula(MOD(ROW();2)=0)" style:apply-style-name="Growl_20_Light" style:base-cell-address="Sheet1.A1"/>
    </style:style>
    <style:style style:name="ce4" style:family="table-cell" style:parent-style-name="Default">
      <style:table-cell-properties fo:background-color="#f69240"/>
      <style:map style:condition="is-true-formula(MOD(ROW();2)=0)" style:apply-style-name="Growl_20_Light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6374" table:default-cell-style-name="ce3"/>
        <table:table-row table:style-name="ro1">
          <table:table-cell table:style-name="ce6" office:value-type="string" calcext:value-type="string" table:number-columns-spanned="11" table:number-rows-spanned="1">
            <text:p>MIDI Controlled Bass Guitar Projected BOM</text:p>
          </table:table-cell>
          <table:covered-table-cell table:number-columns-repeated="10" table:style-name="ce10"/>
          <table:table-cell table:style-name="ce4" table:number-columns-repeated="16373"/>
        </table:table-row>
        <table:table-row table:style-name="ro2">
          <table:table-cell table:style-name="ce2" office:value-type="string" calcext:value-type="string">
            <text:p>Item Number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Component Type</text:p>
          </table:table-cell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Part Number</text:p>
          </table:table-cell>
          <table:table-cell table:style-name="ce5" office:value-type="string" calcext:value-type="string">
            <text:p>Cost (per 100)</text:p>
          </table:table-cell>
          <table:table-cell table:style-name="ce5" office:value-type="string" calcext:value-type="string">
            <text:p>Cost Per 100 PCB</text:p>
          </table:table-cell>
          <table:table-cell table:style-name="ce5" office:value-type="string" calcext:value-type="string">
            <text:p>Cost/PCB</text:p>
          </table:table-cell>
          <table:table-cell table:style-name="ce5" table:number-columns-repeated="1637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pacitor</text:p>
          </table:table-cell>
          <table:table-cell table:style-name="ce1" office:value-type="string" calcext:value-type="string">
            <text:p>C1-C6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0805</text:p>
          </table:table-cell>
          <table:table-cell table:style-name="ce1" office:value-type="string" calcext:value-type="string">
            <text:p>Digikey</text:p>
          </table:table-cell>
          <table:table-cell table:style-name="ce11" office:value-type="string" calcext:value-type="string">
            <text:p><text:a xlink:href="https://www.digikey.com/en/products/detail/murata-electronics/GRM21BR61C106KE15K/2546903" xlink:type="simple">490-6473-2-ND</text:a></text:p>
          </table:table-cell>
          <table:table-cell table:style-name="ce14" office:value-type="currency" office:currency="USD" office:value="0.036" calcext:value-type="currency">
            <text:p>$0.04</text:p>
          </table:table-cell>
          <table:table-cell table:style-name="ce14" table:formula="of:=[.I3]*[.B3]*100" office:value-type="currency" office:currency="USD" office:value="21.6" calcext:value-type="currency">
            <text:p>$21.60</text:p>
          </table:table-cell>
          <table:table-cell table:style-name="ce14" table:formula="of:=[.I3]*[.B3]" office:value-type="currency" office:currency="USD" office:value="0.216" calcext:value-type="currency">
            <text:p>$0.22</text:p>
          </table:table-cell>
          <table:table-cell table:style-name="ce1" table:number-columns-repeated="1637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8,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table:style-name="ce11" office:value-type="string" calcext:value-type="string">
            <text:p><text:a xlink:href="https://www.digikey.com/en/products/detail/yageo/CC0805KRX7R9BB104/302874" xlink:type="simple">311-1140-2-ND</text:a></text:p>
          </table:table-cell>
          <table:table-cell table:style-name="ce14" office:value-type="currency" office:currency="USD" office:value="0.02" calcext:value-type="currency">
            <text:p>$0.02</text:p>
          </table:table-cell>
          <table:table-cell table:style-name="ce14" table:formula="of:=[.I4]*[.B4]*100" office:value-type="currency" office:currency="USD" office:value="4" calcext:value-type="currency">
            <text:p>$4.00</text:p>
          </table:table-cell>
          <table:table-cell table:style-name="ce14" table:formula="of:=[.I4]*[.B4]" office:value-type="currency" office:currency="USD" office:value="0.04" calcext:value-type="currency">
            <text:p>$0.04</text:p>
          </table:table-cell>
          <table:table-cell table:number-columns-repeated="1637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7,C9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6.3x11mm</text:p>
          </table:table-cell>
          <table:table-cell office:value-type="string" calcext:value-type="string">
            <text:p>Digikey</text:p>
          </table:table-cell>
          <table:table-cell table:style-name="ce12" office:value-type="string" calcext:value-type="string">
            <text:p><text:a xlink:href="https://www.digikey.com/en/products/detail/rubycon/16YXF100MEFC6-3X11/3563101" xlink:type="simple">1189-1856-ND</text:a></text:p>
          </table:table-cell>
          <table:table-cell table:style-name="ce15" office:value-type="currency" office:currency="USD" office:value="0.1137" calcext:value-type="currency">
            <text:p>$0.11</text:p>
          </table:table-cell>
          <table:table-cell table:style-name="ce14" table:formula="of:=[.I5]*[.B5]*100" office:value-type="currency" office:currency="USD" office:value="22.74" calcext:value-type="currency">
            <text:p>$22.74</text:p>
          </table:table-cell>
          <table:table-cell table:style-name="ce14" table:formula="of:=[.I5]*[.B5]" office:value-type="currency" office:currency="USD" office:value="0.2274" calcext:value-type="currency">
            <text:p>$0.23</text:p>
          </table:table-cell>
          <table:table-cell table:number-columns-repeated="1637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,R15,R58,R62,R6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stackpole-electronics-inc/RMCF0805JG10R0/1711843" xlink:type="simple">RMCF0805JG10R0TR-ND </text:a> </text:p>
          </table:table-cell>
          <table:table-cell table:style-name="ce15" office:value-type="currency" office:currency="USD" office:value="0.0085" calcext:value-type="currency">
            <text:p>$0.01</text:p>
          </table:table-cell>
          <table:table-cell table:style-name="ce14" table:formula="of:=[.I6]*[.B6]*100" office:value-type="currency" office:currency="USD" office:value="4.25" calcext:value-type="currency">
            <text:p>$4.25</text:p>
          </table:table-cell>
          <table:table-cell table:style-name="ce14" table:formula="of:=[.I6]*[.B6]" office:value-type="currency" office:currency="USD" office:value="0.0425" calcext:value-type="currency">
            <text:p>$0.04</text:p>
          </table:table-cell>
          <table:table-cell table:number-columns-repeated="1637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panasonic-electronic-components/ERJ-2RKF3300X/1746189" xlink:type="simple">P330LTR-ND</text:a></text:p>
          </table:table-cell>
          <table:table-cell table:style-name="ce16" office:value-type="currency" office:currency="USD" office:value="0.0125" calcext:value-type="currency">
            <text:p>$0.01</text:p>
          </table:table-cell>
          <table:table-cell table:style-name="ce16" table:formula="of:=[.B7]*[.I7]*100" office:value-type="currency" office:currency="USD" office:value="18.75" calcext:value-type="currency">
            <text:p>$18.75</text:p>
          </table:table-cell>
          <table:table-cell table:style-name="ce16" table:formula="of:=[.I7]*[.B7]" office:value-type="currency" office:currency="USD" office:value="0.1875" calcext:value-type="currency">
            <text:p>$0.19</text:p>
          </table:table-cell>
          <table:table-cell table:number-columns-repeated="1637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panasonic-electronic-components/ERJ-2RKF1001X/79729" xlink:type="simple">P1.00KLTR-ND</text:a></text:p>
          </table:table-cell>
          <table:table-cell table:style-name="ce16" office:value-type="currency" office:currency="USD" office:value="0.0126" calcext:value-type="currency">
            <text:p>$0.01</text:p>
          </table:table-cell>
          <table:table-cell table:style-name="ce16" table:formula="of:=[.B8]*[.I8]*100" office:value-type="currency" office:currency="USD" office:value="233.1" calcext:value-type="currency">
            <text:p>$233.10</text:p>
          </table:table-cell>
          <table:table-cell table:style-name="ce16" table:formula="of:=[.I8]*[.B8]" office:value-type="currency" office:currency="USD" office:value="2.331" calcext:value-type="currency">
            <text:p>$2.33</text:p>
          </table:table-cell>
          <table:table-cell table:number-columns-repeated="1637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panasonic-electronic-components/ERJ-2RKF2201X/1746150" xlink:type="simple">P2.20KLTR-ND</text:a></text:p>
          </table:table-cell>
          <table:table-cell table:style-name="ce16" office:value-type="currency" office:currency="USD" office:value="0.0125" calcext:value-type="currency">
            <text:p>$0.01</text:p>
          </table:table-cell>
          <table:table-cell table:style-name="ce16" table:formula="of:=[.B9]*[.I9]*100" office:value-type="currency" office:currency="USD" office:value="2.5" calcext:value-type="currency">
            <text:p>$2.50</text:p>
          </table:table-cell>
          <table:table-cell table:style-name="ce16" table:formula="of:=[.I9]*[.B9]" office:value-type="currency" office:currency="USD" office:value="0.025" calcext:value-type="currency">
            <text:p>$0.03</text:p>
          </table:table-cell>
          <table:table-cell table:number-columns-repeated="1637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table:style-name="ce13" office:value-type="string" calcext:value-type="string">
            <text:p><text:a xlink:href="https://www.digikey.com/en/products/detail/panasonic-electronic-components/ERJ-2RKF4701X/1746231" xlink:type="simple">P4.70KLTR-ND</text:a></text:p>
          </table:table-cell>
          <table:table-cell table:style-name="ce16" office:value-type="currency" office:currency="USD" office:value="0.0125" calcext:value-type="currency">
            <text:p>$0.01</text:p>
          </table:table-cell>
          <table:table-cell table:style-name="ce16" table:formula="of:=[.B10]*[.I10]*100" office:value-type="currency" office:currency="USD" office:value="115" calcext:value-type="currency">
            <text:p>$115.00</text:p>
          </table:table-cell>
          <table:table-cell table:style-name="ce16" table:formula="of:=[.I10]*[.B10]" office:value-type="currency" office:currency="USD" office:value="1.15" calcext:value-type="currency">
            <text:p>$1.15</text:p>
          </table:table-cell>
          <table:table-cell table:number-columns-repeated="1637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panasonic-electronic-components/ERJ-2RKF1002X/192073" xlink:type="simple">P10.0KLTR-ND</text:a></text:p>
          </table:table-cell>
          <table:table-cell table:style-name="ce16" office:value-type="currency" office:currency="USD" office:value="0.0125" calcext:value-type="currency">
            <text:p>$0.01</text:p>
          </table:table-cell>
          <table:table-cell table:style-name="ce16" table:formula="of:=[.B11]*[.I11]*100" office:value-type="currency" office:currency="USD" office:value="12.5" calcext:value-type="currency">
            <text:p>$12.50</text:p>
          </table:table-cell>
          <table:table-cell table:style-name="ce16" table:formula="of:=[.I11]*[.B11]" office:value-type="currency" office:currency="USD" office:value="0.125" calcext:value-type="currency">
            <text:p>$0.13</text:p>
          </table:table-cell>
          <table:table-cell table:number-columns-repeated="1637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5,D8,D11,D14,D17,D20</text:p>
          </table:table-cell>
          <table:table-cell office:value-type="string" calcext:value-type="string">
            <text:p>4148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taiwan-semiconductor-corporation/TS4148-RBG/15926409" xlink:type="simple">1801-TS4148TBGTR-ND</text:a></text:p>
          </table:table-cell>
          <table:table-cell table:style-name="ce16" office:value-type="currency" office:currency="USD" office:value="0.0458" calcext:value-type="currency">
            <text:p>$0.05</text:p>
          </table:table-cell>
          <table:table-cell table:style-name="ce16" table:formula="of:=[.B12]*[.I12]*100" office:value-type="currency" office:currency="USD" office:value="27.48" calcext:value-type="currency">
            <text:p>$27.48</text:p>
          </table:table-cell>
          <table:table-cell table:style-name="ce16" table:formula="of:=[.I12]*[.B12]" office:value-type="currency" office:currency="USD" office:value="0.2748" calcext:value-type="currency">
            <text:p>$0.27</text:p>
          </table:table-cell>
          <table:table-cell table:number-columns-repeated="1637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würth-elektronik/150080BS75000/4489912" xlink:type="simple">732-4982-2-ND</text:a></text:p>
          </table:table-cell>
          <table:table-cell table:style-name="ce16" office:value-type="currency" office:currency="USD" office:value="0.1359" calcext:value-type="currency">
            <text:p>$0.14</text:p>
          </table:table-cell>
          <table:table-cell table:style-name="ce16" table:formula="of:=[.B13]*[.I13]*100" office:value-type="currency" office:currency="USD" office:value="217.44" calcext:value-type="currency">
            <text:p>$217.44</text:p>
          </table:table-cell>
          <table:table-cell table:style-name="ce16" table:formula="of:=[.I13]*[.B13]" office:value-type="currency" office:currency="USD" office:value="2.1744" calcext:value-type="currency">
            <text:p>$2.17</text:p>
          </table:table-cell>
          <table:table-cell table:number-columns-repeated="1637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IC16F1788</text:p>
          </table:table-cell>
          <table:table-cell office:value-type="string" calcext:value-type="string">
            <text:p>SSOP-2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microchip-technology/PIC16F1788-I-SS/4080108" xlink:type="simple">PIC16F1788-I/SS-ND</text:a></text:p>
          </table:table-cell>
          <table:table-cell table:style-name="ce16" office:value-type="currency" office:currency="USD" office:value="2.14" calcext:value-type="currency">
            <text:p>$2.14</text:p>
          </table:table-cell>
          <table:table-cell table:style-name="ce16" table:formula="of:=[.B14]*[.I14]*100" office:value-type="currency" office:currency="USD" office:value="214" calcext:value-type="currency">
            <text:p>$214.00</text:p>
          </table:table-cell>
          <table:table-cell table:style-name="ce16" table:formula="of:=[.I14]*[.B14]" office:value-type="currency" office:currency="USD" office:value="2.14" calcext:value-type="currency">
            <text:p>$2.14</text:p>
          </table:table-cell>
          <table:table-cell table:number-columns-repeated="1637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U2,U3,U8,U9,10</text:p>
          </table:table-cell>
          <table:table-cell office:value-type="string" calcext:value-type="string">
            <text:p>PIC16F1789</text:p>
          </table:table-cell>
          <table:table-cell office:value-type="string" calcext:value-type="string">
            <text:p>TQFP-4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PIC16F1789-I/PT/PIC16F1789-I/PT-ND/4080209" xlink:type="simple">PIC16F1789-I/PR-ND</text:a></text:p>
          </table:table-cell>
          <table:table-cell table:style-name="ce16" office:value-type="currency" office:currency="USD" office:value="2.5" calcext:value-type="currency">
            <text:p>$2.50</text:p>
          </table:table-cell>
          <table:table-cell table:style-name="ce16" table:formula="of:=[.B15]*[.I15]*100" office:value-type="currency" office:currency="USD" office:value="1250" calcext:value-type="currency">
            <text:p>$1,250.00</text:p>
          </table:table-cell>
          <table:table-cell table:style-name="ce16" table:formula="of:=[.I15]*[.B15]" office:value-type="currency" office:currency="USD" office:value="12.5" calcext:value-type="currency">
            <text:p>$12.50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pto-Isolator</text:p>
          </table:table-cell>
          <table:table-cell office:value-type="string" calcext:value-type="string">
            <text:p>U4-U7,U11-U30</text:p>
          </table:table-cell>
          <table:table-cell office:value-type="string" calcext:value-type="string">
            <text:p>LTV-247</text:p>
          </table:table-cell>
          <table:table-cell office:value-type="string" calcext:value-type="string">
            <text:p>SOIC-1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liteon/LTV-247/4307982?s=N4IgTCBcDaIDIBUBqBaMAWA7CAugXyA" xlink:type="simple">160-2255-2-ND</text:a></text:p>
          </table:table-cell>
          <table:table-cell table:style-name="ce16" office:value-type="currency" office:currency="USD" office:value="0.6456" calcext:value-type="currency">
            <text:p>$0.65</text:p>
          </table:table-cell>
          <table:table-cell table:style-name="ce16" table:formula="of:=[.B16]*[.I16]*100" office:value-type="currency" office:currency="USD" office:value="1549.44" calcext:value-type="currency">
            <text:p>$1,549.44</text:p>
          </table:table-cell>
          <table:table-cell table:style-name="ce16" table:formula="of:=[.I16]*[.B16]" office:value-type="currency" office:currency="USD" office:value="15.4944" calcext:value-type="currency">
            <text:p>$15.49</text:p>
          </table:table-cell>
          <table:table-cell table:number-columns-repeated="1637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 Regulator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LM1117MP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onsemi/LM1117MPX-33NOPB/13559871?s=N4IgTCBcDaICwA4EFoAyBZAjNg7OgCgBoAEAzKQHIDy%2BAQgMIAqyFAIiALoC%2BQA" xlink:type="simple">488-LM1117MPX 33NOPBCT-ND</text:a></text:p>
          </table:table-cell>
          <table:table-cell table:style-name="ce16" office:value-type="currency" office:currency="USD" office:value="0.4478" calcext:value-type="currency">
            <text:p>$0.45</text:p>
          </table:table-cell>
          <table:table-cell table:style-name="ce16" table:formula="of:=[.B17]*[.I17]*100" office:value-type="currency" office:currency="USD" office:value="44.78" calcext:value-type="currency">
            <text:p>$44.78</text:p>
          </table:table-cell>
          <table:table-cell table:style-name="ce16" table:formula="of:=[.I17]*[.B17]" office:value-type="currency" office:currency="USD" office:value="0.4478" calcext:value-type="currency">
            <text:p>$0.45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W2,3,4,5,6</text:p>
          </table:table-cell>
          <table:table-cell office:value-type="string" calcext:value-type="string">
            <text:p>Push Switch</text:p>
          </table:table-cell>
          <table:table-cell office:value-type="string" calcext:value-type="string">
            <text:p>6x6x5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te-connectivity-alcoswitch-switches/1825910-6/1632536" xlink:type="simple">450-1650-ND</text:a></text:p>
          </table:table-cell>
          <table:table-cell table:style-name="ce16" office:value-type="currency" office:currency="USD" office:value="0.1074" calcext:value-type="currency">
            <text:p>$0.11</text:p>
          </table:table-cell>
          <table:table-cell table:style-name="ce16" table:formula="of:=[.B18]*[.I18]*100" office:value-type="currency" office:currency="USD" office:value="53.7" calcext:value-type="currency">
            <text:p>$53.70</text:p>
          </table:table-cell>
          <table:table-cell table:style-name="ce16" table:formula="of:=[.I18]*[.B18]" office:value-type="currency" office:currency="USD" office:value="0.537" calcext:value-type="currency">
            <text:p>$0.54</text:p>
          </table:table-cell>
          <table:table-cell table:number-columns-repeated="1637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Hex Thumbswitch</text:p>
          </table:table-cell>
          <table:table-cell office:value-type="string" calcext:value-type="string">
            <text:p>2.54mm x 5</text:p>
          </table:table-cell>
          <table:table-cell office:value-type="string" calcext:value-type="string">
            <text:p>Digikey</text:p>
          </table:table-cell>
          <table:table-cell table:style-name="ce22" office:value-type="string" calcext:value-type="string">
            <text:p><text:a xlink:href="https://www.digikey.com/en/products/detail/omron-electronics-inc-emc-div/A7BS-254-1/368277" xlink:type="simple">A7BS-254-1-ND</text:a></text:p>
          </table:table-cell>
          <table:table-cell table:style-name="ce16" office:value-type="currency" office:currency="USD" office:value="13.1209" calcext:value-type="currency">
            <text:p>$13.12</text:p>
          </table:table-cell>
          <table:table-cell table:style-name="ce16" table:formula="of:=[.B19]*[.I19]*100" office:value-type="currency" office:currency="USD" office:value="1312.09" calcext:value-type="currency">
            <text:p>$1,312.09</text:p>
          </table:table-cell>
          <table:table-cell table:style-name="ce16" table:formula="of:=[.I19]*[.B19]" office:value-type="currency" office:currency="USD" office:value="13.1209" calcext:value-type="currency">
            <text:p>$13.12</text:p>
          </table:table-cell>
          <table:table-cell table:number-columns-repeated="1637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L93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25mm T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bourns-inc/5800-100-RC/774818" xlink:type="simple">M8278-ND</text:a></text:p>
          </table:table-cell>
          <table:table-cell table:style-name="ce16" office:value-type="currency" office:currency="USD" office:value="0.83588" calcext:value-type="currency">
            <text:p>$0.84</text:p>
          </table:table-cell>
          <table:table-cell table:style-name="ce16" table:formula="of:=[.B20]*[.I20]*100" office:value-type="currency" office:currency="USD" office:value="83.588" calcext:value-type="currency">
            <text:p>$83.59</text:p>
          </table:table-cell>
          <table:table-cell table:style-name="ce16" table:formula="of:=[.I20]*[.B20]" office:value-type="currency" office:currency="USD" office:value="0.83588" calcext:value-type="currency">
            <text:p>$0.84</text:p>
          </table:table-cell>
          <table:table-cell table:number-columns-repeated="1637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olenoid</text:p>
          </table:table-cell>
          <table:table-cell office:value-type="string" calcext:value-type="string">
            <text:p>L1-L93</text:p>
          </table:table-cell>
          <table:table-cell office:value-type="string" calcext:value-type="string">
            <text:p>25N</text:p>
          </table:table-cell>
          <table:table-cell office:value-type="string" calcext:value-type="string">
            <text:p>2.54mm Pin Header 2x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amazon.com/gp/product/B07Z4JQPBN/ref=ppx_yo_dt_b_search_asin_title?ie=UTF8" xlink:type="simple">JF-1039B</text:a></text:p>
          </table:table-cell>
          <table:table-cell table:style-name="ce16" office:value-type="currency" office:currency="USD" office:value="13.99" calcext:value-type="currency">
            <text:p>$13.99</text:p>
          </table:table-cell>
          <table:table-cell table:style-name="ce16" table:formula="of:=[.B21]*[.I21]*100" office:value-type="currency" office:currency="USD" office:value="128708" calcext:value-type="currency">
            <text:p>$128,708.00</text:p>
          </table:table-cell>
          <table:table-cell table:style-name="ce16" table:formula="of:=[.I21]*[.B21]" office:value-type="currency" office:currency="USD" office:value="1287.08" calcext:value-type="currency">
            <text:p>$1,287.08</text:p>
          </table:table-cell>
          <table:table-cell table:number-columns-repeated="1637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ss</text:p>
          </table:table-cell>
          <table:table-cell office:value-type="string" calcext:value-type="string">
            <text:p>P-Ba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Fender-Precision-Beginner-Warranty-Lessons/dp/B0CSLMDCLY/ref=sr_1_5?sr=8-5" xlink:type="simple">Squier Precision Bass</text:a></text:p>
          </table:table-cell>
          <table:table-cell table:style-name="ce16" office:value-type="currency" office:currency="USD" office:value="129.99" calcext:value-type="currency">
            <text:p>$129.99</text:p>
          </table:table-cell>
          <table:table-cell table:style-name="ce16" table:formula="of:=[.B22]*[.I22]*100" office:value-type="currency" office:currency="USD" office:value="12999" calcext:value-type="currency">
            <text:p>$12,999.00</text:p>
          </table:table-cell>
          <table:table-cell table:style-name="ce16" table:formula="of:=[.I22]*[.B22]" office:value-type="currency" office:currency="USD" office:value="129.99" calcext:value-type="currency">
            <text:p>$129.99</text:p>
          </table:table-cell>
          <table:table-cell table:number-columns-repeated="1637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Q1-Q92</text:p>
          </table:table-cell>
          <table:table-cell office:value-type="string" calcext:value-type="string">
            <text:p>STN851-A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com/ProductDetail/STMicroelectronics/STN851?qs=at/PaO0D8JbvrofIPM%2BQzQ%3D%3D" xlink:type="simple">511-STN851</text:a></text:p>
          </table:table-cell>
          <table:table-cell table:style-name="ce16" office:value-type="currency" office:currency="USD" office:value="0.515" calcext:value-type="currency">
            <text:p>$0.52</text:p>
          </table:table-cell>
          <table:table-cell table:style-name="ce16" table:formula="of:=[.B23]*[.I23]*100" office:value-type="currency" office:currency="USD" office:value="4738" calcext:value-type="currency">
            <text:p>$4,738.00</text:p>
          </table:table-cell>
          <table:table-cell table:style-name="ce16" table:formula="of:=[.I23]*[.B23]" office:value-type="currency" office:currency="USD" office:value="47.38" calcext:value-type="currency">
            <text:p>$47.38</text:p>
          </table:table-cell>
          <table:table-cell table:number-columns-repeated="1637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J2-J13</text:p>
          </table:table-cell>
          <table:table-cell office:value-type="string" calcext:value-type="string">
            <text:p>2.54mm Headers</text:p>
          </table:table-cell>
          <table:table-cell office:value-type="string" calcext:value-type="string">
            <text:p>2.54mm x varies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MCIGICM-Header-2-45mm-Arduino-Connector/dp/B07PKKY8BX/ref=pd_ci_mcx_pspc_dp_2_t_2" xlink:type="simple">MCIGICM 40pin</text:a></text:p>
          </table:table-cell>
          <table:table-cell table:style-name="ce16" office:value-type="currency" office:currency="USD" office:value="4.99" calcext:value-type="currency">
            <text:p>$4.99</text:p>
          </table:table-cell>
          <table:table-cell table:style-name="ce16" table:formula="of:=[.B24]*[.I24]*100" office:value-type="currency" office:currency="USD" office:value="998" calcext:value-type="currency">
            <text:p>$998.00</text:p>
          </table:table-cell>
          <table:table-cell table:style-name="ce16" table:formula="of:=[.I24]*[.B24]" office:value-type="currency" office:currency="USD" office:value="9.98" calcext:value-type="currency">
            <text:p>$9.98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IN-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com/ProductDetail/TE-Connectivity/5212044-1?qs=Dic%252B%252BaXKxRiey0gRD2%2Fghg%3D%3D" xlink:type="simple">571-5212044-1</text:a></text:p>
          </table:table-cell>
          <table:table-cell table:style-name="ce16" office:value-type="currency" office:currency="USD" office:value="3.89" calcext:value-type="currency">
            <text:p>$3.89</text:p>
          </table:table-cell>
          <table:table-cell table:style-name="ce16" table:formula="of:=[.B25]*[.I25]*100" office:value-type="currency" office:currency="USD" office:value="389" calcext:value-type="currency">
            <text:p>$389.00</text:p>
          </table:table-cell>
          <table:table-cell table:style-name="ce16" table:formula="of:=[.I25]*[.B25]" office:value-type="currency" office:currency="USD" office:value="3.89" calcext:value-type="currency">
            <text:p>$3.89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Total Cost Per 100</text:p>
          </table:table-cell>
          <table:table-cell table:style-name="ce16" table:formula="of:=SUM([.J3:.J25])" office:value-type="currency" office:currency="USD" office:value="153018.958" calcext:value-type="currency">
            <text:p>$153,018.96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Member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Wage Per Hour</text:p>
          </table:table-cell>
          <table:table-cell office:value-type="string" calcext:value-type="string">
            <text:p>Labor Cost</text:p>
          </table:table-cell>
          <table:table-cell table:number-columns-repeated="3"/>
          <table:table-cell office:value-type="string" calcext:value-type="string">
            <text:p>Total Cost Per Unit</text:p>
          </table:table-cell>
          <table:table-cell table:style-name="ce16" table:formula="of:=SUM([.K3:.K25])" office:value-type="currency" office:currency="USD" office:value="1530.18958" calcext:value-type="currency">
            <text:p>$1,530.19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Labor</text:p>
          </table:table-cell>
          <table:table-cell office:value-type="string" calcext:value-type="string">
            <text:p>Owen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style-name="ce16" table:formula="of:=[.E30]*[.D30]" office:value-type="currency" office:currency="USD" office:value="4750" calcext:value-type="currency">
            <text:p>$4,750.00</text:p>
          </table:table-cell>
          <table:table-cell table:number-columns-repeated="16378"/>
        </table:table-row>
        <table:table-row table:style-name="ro2">
          <table:table-cell table:number-columns-repeated="9"/>
          <table:table-cell office:value-type="string" calcext:value-type="string">
            <text:p>Project Cost</text:p>
          </table:table-cell>
          <table:table-cell table:style-name="ce16" table:formula="of:=[.K29]+[.F30]" office:value-type="currency" office:currency="USD" office:value="6280.18958" calcext:value-type="currency">
            <text:p>$6,280.19</text:p>
          </table:table-cell>
          <table:table-cell table:number-columns-repeated="16373"/>
        </table:table-row>
        <table:table-row table:style-name="ro2" table:number-rows-repeated="17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heet1.A1:Sheet1.XFD2 Sheet1.A3:Sheet1.G5 Sheet1.I3:Sheet1.XFD5 Sheet1.B6:Sheet1.XFD9 Sheet1.B10:Sheet1.G10 Sheet1.I10:Sheet1.XFD10 Sheet1.A26:Sheet1.XFD204 Sheet1.B11:Sheet1.XFD25 Sheet1.A6:Sheet1.A25">
            <calcext:condition calcext:apply-style-name="Growl Light" calcext:value="formula-is(MOD(ROW();2)=0)" calcext:base-cell-address="Sheet1.A1"/>
          </calcext:conditional-format>
          <calcext:conditional-format calcext:target-range-address="Sheet1.A1:Sheet1.XFD2 Sheet1.A3:Sheet1.G5 Sheet1.I3:Sheet1.XFD5 Sheet1.B6:Sheet1.XFD9 Sheet1.B10:Sheet1.G10 Sheet1.I10:Sheet1.XFD10 Sheet1.A26:Sheet1.XFD204 Sheet1.B11:Sheet1.XFD25 Sheet1.A6:Sheet1.A25">
            <calcext:condition calcext:apply-style-name="Roar Light" calcext:value="formula-is(ISODD(ROW()))" calcext:base-cell-address="Sheet1.A1"/>
            <calcext:condition calcext:apply-style-name="Growl Light" calcext:value="formula-is(ISODD(ROW()))" calcext:base-cell-address="Sheet1.A1"/>
            <calcext:condition calcext:apply-style-name="Accent" calcext:value="=0" calcext:base-cell-address="Sheet1.A1"/>
          </calcext:conditional-format>
          <calcext:conditional-format calcext:target-range-address="Sheet1.H5:Sheet1.H5">
            <calcext:condition calcext:apply-style-name="Growl Light" calcext:value="formula-is(MOD(ROW();2)=0)" calcext:base-cell-address="Sheet1.H5"/>
          </calcext:conditional-format>
          <calcext:conditional-format calcext:target-range-address="Sheet1.H5:Sheet1.H5">
            <calcext:condition calcext:apply-style-name="Roar Light" calcext:value="formula-is(ISODD(ROW()))" calcext:base-cell-address="Sheet1.H5"/>
            <calcext:condition calcext:apply-style-name="Growl Light" calcext:value="formula-is(ISODD(ROW()))" calcext:base-cell-address="Sheet1.H5"/>
            <calcext:condition calcext:apply-style-name="Accent" calcext:value="=0" calcext:base-cell-address="Sheet1.H5"/>
          </calcext:conditional-format>
          <calcext:conditional-format calcext:target-range-address="Sheet1.H3:Sheet1.H4">
            <calcext:condition calcext:apply-style-name="Growl Light" calcext:value="formula-is(MOD(ROW();2)=0)" calcext:base-cell-address="Sheet1.H3"/>
          </calcext:conditional-format>
          <calcext:conditional-format calcext:target-range-address="Sheet1.H3:Sheet1.H4">
            <calcext:condition calcext:apply-style-name="Roar Light" calcext:value="formula-is(ISODD(ROW()))" calcext:base-cell-address="Sheet1.H3"/>
            <calcext:condition calcext:apply-style-name="Growl Light" calcext:value="formula-is(ISODD(ROW()))" calcext:base-cell-address="Sheet1.H3"/>
            <calcext:condition calcext:apply-style-name="Accent" calcext:value="=0" calcext:base-cell-address="Sheet1.H3"/>
          </calcext:conditional-format>
          <calcext:conditional-format calcext:target-range-address="Sheet1.H10:Sheet1.H10">
            <calcext:condition calcext:apply-style-name="Growl Light" calcext:value="formula-is(MOD(ROW();2)=0)" calcext:base-cell-address="Sheet1.H10"/>
          </calcext:conditional-format>
          <calcext:conditional-format calcext:target-range-address="Sheet1.H10:Sheet1.H10">
            <calcext:condition calcext:apply-style-name="Roar Light" calcext:value="formula-is(ISODD(ROW()))" calcext:base-cell-address="Sheet1.H10"/>
            <calcext:condition calcext:apply-style-name="Growl Light" calcext:value="formula-is(ISODD(ROW()))" calcext:base-cell-address="Sheet1.H10"/>
            <calcext:condition calcext:apply-style-name="Accent" calcext:value="=0" calcext:base-cell-address="Sheet1.H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ar_20_Light" style:display-name="Roar Light" style:family="table-cell" style:parent-style-name="Default">
      <style:table-cell-properties fo:background-color="#f69240" style:diagonal-bl-tr="none" style:diagonal-tl-br="none" fo:border="0.06pt solid #000000"/>
    </style:style>
    <style:style style:name="Growl_20_Light" style:display-name="Growl Light" style:family="table-cell" style:parent-style-name="Default">
      <style:table-cell-properties fo:background-color="#e6e7e8" style:diagonal-bl-tr="none" style:diagonal-tl-br="none" fo:border="0.06pt solid #00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09:04:41.9785074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4:56:36.704304527</meta:creation-date>
    <dc:date>2024-12-10T10:29:09.379558237</dc:date>
    <meta:editing-duration>PT2H8M14S</meta:editing-duration>
    <meta:editing-cycles>30</meta:editing-cycles>
    <meta:generator>LibreOffice/24.2.7.2$Linux_X86_64 LibreOffice_project/420$Build-2</meta:generator>
    <meta:document-statistic meta:table-count="1" meta:cell-count="280" meta:object-count="0"/>
  </office:meta>
</office:document-meta>
</file>